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alerie de ressources du projet <text:tab/><text:tab/><text:span text:style-name="T1">Fonctions à la carte</text:span></text:p>
      <text:p text:style-name="Standard"/>
      <text:p text:style-name="Standard"/>
      <text:p text:style-name="Standard">Pour partager :</text:p>
      <text:list xml:id="list1286620464" text:style-name="L1">
        <text:list-item>
          <text:p text:style-name="P1">toutapad : pour la description du projet, les idées, les modifications ;</text:p>
        </text:list-item>
        <text:list-item>
          <text:p text:style-name="P1">framemo : pour le tableau des tâches</text:p>
        </text:list-item>
        <text:list-item>
          <text:p text:style-name="P1">nuxeo : pour les échanges de fichiers</text:p>
        </text:list-item>
      </text:list>
      <text:p text:style-name="Standard"/>
      <text:p text:style-name="Standard">Pour les élèves dans la classe :</text:p>
      <text:list xml:id="list1388323158" text:style-name="L2">
        <text:list-item>
          <text:p text:style-name="P2">calculatrice</text:p>
        </text:list-item>
        <text:list-item>
          <text:p text:style-name="P2">Python sur tablette ou ordinateur </text:p>
        </text:list-item>
        <text:list-item>
          <text:p text:style-name="P2">un logiciel ou application « maison » disponible sur tablette ou ordinateu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1-30T18:23:47</meta:creation-date>
    <dc:date>2019-01-30T18:27:46</dc:date>
    <meta:editing-duration>PT00H04M00S</meta:editing-duration>
    <meta:editing-cycles>2</meta:editing-cycles>
    <meta:generator>NeoOffice/3.4$Unix OpenOffice.org_project/Patch 0</meta:generator>
    <meta:document-statistic meta:table-count="0" meta:image-count="0" meta:object-count="0" meta:page-count="1" meta:paragraph-count="9" meta:word-count="69" meta:character-count="373"/>
  </office:meta>
</office:document-meta>
</file>